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text-align="start"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uptseminar</text:p>
      <text:p text:style-name="Standard"/>
      <text:p text:style-name="Standard">Messung kleinster Magnetflüsse am Menschen</text:p>
      <text:p text:style-name="Standard"/>
      <text:p text:style-name="Standard">Warum: </text:p>
      <text:p text:style-name="Standard">Einblicke in die Entwicklung des Menschlichen Gehirns im Uterus.</text:p>
      <text:p text:style-name="Standard"/>
      <text:p text:style-name="Standard">Das Programm wurde unter Windows mit Cygwin und auf Mac OS X sowie auf Linux getestet, das configure-Skript macht das Programm sehr portabel.</text:p>
      <text:p text:style-name="Standard"/>
      <text:p text:style-name="Standard">Für die Detektion der QRS-Komplexe wird das Maximum Coherence Matching (MCM) Verfahren und versuchsweise die Minimum Root Mean Square (MRMS) Methode verwendet.</text:p>
      <text:p text:style-name="Standard">Nach der Ermittlung der Zeitpunkte t_beat der QRS-Komplexe kann mit diesen Zeitpunkten ein gemittelter QRS-Komplex berechnet werden. Der gemittelte QRS-Komplex wird mittelwertfrei gemacht und normiert um mit einem kubischen Spline approximiert werden zu können. Daraus entsteht der N_QRS für die anschließende Approximation mittels Levenberg-Marquard Algorithmus (LMA). Mit den berechneten Parametern wird eine weitere Signalanalyse durchgeführt um diese in Abhängigkeit von der Atmung zu bringen.</text:p>
      <text:h text:style-name="P1" text:outline-level="3">Levenberg-Marquard Algorithmus (LMA)</text:h>
      <text:p text:style-name="Text_20_body">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Der Algorithmus wird zur Lösung des allgemeinen Problems:</text:p>
      <text:p text:style-name="List_20_Contents"><draw:frame draw:style-name="fr1" draw:name="Grafik1" text:anchor-type="as-char" svg:width="6.627cm" svg:height="1.487cm" draw:z-index="0"><draw:image xlink:href="http://upload.wikimedia.org/math/d/a/a/daa7c6ab4351902d897ebffe919e84a1.png" xlink:type="simple" xlink:show="embed" xlink:actuate="onLoad"/><svg:title>S(\boldsymbol \beta) = \sum_{i=1}^m [y_i - f(x_i, \ \boldsymbol \beta) ]^2</svg:title></draw:frame> </text:p>
      <text:p text:style-name="Text_20_body">verwendet so dass das Ergebnis minimal wird. Es optimiert dafür die Parameterliste \beta. Im konkreten Fall der QRS-Splineapproximation mit der Hypothese dieses Hauptseminars sieht das Problem folgendermaßen aus:</text:p>
      <text:p text:style-name="Text_20_body">?</text:p>
      <text:p text:style-name="Text_20_body">Der LMA ist ein iteratives Verfahren welches die Jacobian Matrix der zu approximierenden Funktion benötigt.</text:p>
      <text:p text:style-name="Text_20_body"><text:a xlink:type="simple" xlink:href="http://en.wikipedia.org/wiki/Levenberg-Marquardt_algorithm">http://en.wikipedia.org/wiki/Levenberg-Marquardt_algorithm</text:a></text:p>
      <text:h text:style-name="Heading_20_3" text:outline-level="3">Maximum Coherence Matching (MCM)</text:h>
      <text:p text:style-name="Text_20_body">Bei dieser Methode wird ein Mustersignal in einem Signalkanal gesucht. Entscheidend sind die genauen Zeitpunkte bei denen das Mustersignal mit einem Signalabschnitt möglichst hoch korreliert. Der Nachteil des MCM liegt in der schwachen Selektivität, das heißt es werden auch Signalabschnitte gefunden, die mit dem Muster nur wenig Übereinstimmung haben.</text:p>
      <text:h text:style-name="Heading_20_3" text:outline-level="3">Minimum Root Mean Square (MRMS)</text:h>
      <text:p text:style-name="Text_20_body">Ähnlich des MCM wird hier auch ein Mustersignal in einem Signalkanal gesucht. Der Unterschied <text:soft-page-break/>zum MCM liegt hier in dem Vergleich des Musers mit Signalabschnitten. Für diesen Vergleich wird hier das Muster vom Originalsignal subtrahiert und daraus die Root Mean Square (RMS) berechnet. 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Chi-Quadrat-Test </text:h>
      <text:p text:style-name="Text_20_body">Dieser Test wird hier verwendet um die Güte der Approximation des LMA abzuschätzen. Der Chi-Quadrat-Test ist ein statistischer Test bei dem die Schätzfunkion der Teststatistik der Ch-Quadrat-Verteilung entspricht wenn die Nullhypothese wahr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1-17T22:14:05</dc:date>
    <dc:creator>Hermann Sonntag</dc:creator>
    <meta:editing-duration>PT04H50M58S</meta:editing-duration>
    <meta:editing-cycles>5</meta:editing-cycles>
    <meta:generator>OpenOffice.org/3.1$Linux OpenOffice.org_project/310m19$Build-9420</meta:generator>
    <meta:document-statistic meta:table-count="0" meta:image-count="1" meta:object-count="0" meta:page-count="2" meta:paragraph-count="21" meta:word-count="431" meta:character-count="3133"/>
  </office:meta>
</office:document-meta>
</file>